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d4756" officeooo:paragraph-rsid="001d4756"/>
    </style:style>
    <style:style style:name="P2" style:family="paragraph" style:parent-style-name="Subtitle">
      <style:text-properties officeooo:rsid="001d4756" officeooo:paragraph-rsid="001d4756"/>
    </style:style>
    <style:style style:name="P3" style:family="paragraph" style:parent-style-name="Text_20_body" style:list-style-name="L1">
      <style:text-properties officeooo:rsid="001d4756" officeooo:paragraph-rsid="001d4756"/>
    </style:style>
    <style:style style:name="P4" style:family="paragraph" style:parent-style-name="Text_20_body" style:list-style-name="L2">
      <style:text-properties officeooo:rsid="001d4756" officeooo:paragraph-rsid="001d4756"/>
    </style:style>
    <style:style style:name="P5" style:family="paragraph" style:parent-style-name="Text_20_body" style:list-style-name="L2">
      <style:text-properties style:text-underline-style="solid" style:text-underline-width="auto" style:text-underline-color="font-color" fo:font-weight="bold" officeooo:rsid="001d4756" officeooo:paragraph-rsid="001d4756" style:font-weight-asian="bold" style:font-weight-complex="bold"/>
    </style:style>
    <style:style style:name="P6" style:family="paragraph" style:parent-style-name="Text_20_body" style:list-style-name="L2">
      <style:text-properties style:text-underline-style="none" fo:font-weight="normal" officeooo:rsid="001d4756" officeooo:paragraph-rsid="001d4756" style:font-weight-asian="normal" style:font-weight-complex="normal"/>
    </style:style>
    <style:style style:name="P7" style:family="paragraph" style:parent-style-name="Text_20_body" style:list-style-name="L2">
      <style:text-properties fo:font-style="italic" style:text-underline-style="solid" style:text-underline-width="auto" style:text-underline-color="font-color" fo:font-weight="bold" officeooo:rsid="001d4756" officeooo:paragraph-rsid="001d4756" style:font-style-asian="italic" style:font-weight-asian="bold" style:font-style-complex="italic" style:font-weight-complex="bold"/>
    </style:style>
    <style:style style:name="P8" style:family="paragraph" style:parent-style-name="Text_20_body" style:list-style-name="L2">
      <style:text-properties fo:font-style="italic" style:text-underline-style="solid" style:text-underline-width="auto" style:text-underline-color="font-color" fo:font-weight="bold" officeooo:rsid="001d483a" officeooo:paragraph-rsid="001d483a" style:font-style-asian="italic" style:font-weight-asian="bold" style:font-style-complex="italic" style:font-weight-complex="bold"/>
    </style:style>
    <style:style style:name="P9" style:family="paragraph" style:parent-style-name="Text_20_body" style:list-style-name="L2">
      <style:text-properties fo:font-style="italic" style:text-underline-style="none" fo:font-weight="normal" officeooo:rsid="001d483a" officeooo:paragraph-rsid="001d483a" style:font-style-asian="italic" style:font-weight-asian="normal" style:font-style-complex="italic" style:font-weight-complex="normal"/>
    </style:style>
    <style:style style:name="P10" style:family="paragraph" style:parent-style-name="Text_20_body" style:list-style-name="L2">
      <style:text-properties fo:font-style="normal" style:text-underline-style="none" fo:font-weight="normal" officeooo:rsid="001d4756" officeooo:paragraph-rsid="001d4756" style:font-style-asian="normal" style:font-weight-asian="normal" style:font-style-complex="normal" style:font-weight-complex="normal"/>
    </style:style>
    <style:style style:name="P11" style:family="paragraph" style:parent-style-name="Text_20_body" style:list-style-name="L2">
      <style:text-properties fo:font-style="normal" style:text-underline-style="none" fo:font-weight="normal" officeooo:rsid="001d483a" officeooo:paragraph-rsid="001d483a" style:font-style-asian="normal" style:font-weight-asian="normal" style:font-style-complex="normal" style:font-weight-complex="normal"/>
    </style:style>
    <style:style style:name="P12" style:family="paragraph" style:parent-style-name="Heading_20_3">
      <style:text-properties officeooo:rsid="001d4756" officeooo:paragraph-rsid="001d4756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d483a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smus a naturalismus</text:p>
      <text:p text:style-name="P2">v českých zemích</text:p>
      <text:list xml:id="list2531265963928267698" text:style-name="L1">
        <text:list-item>
          <text:p text:style-name="P3">viz. světový realismus a naturalismus</text:p>
        </text:list-item>
        <text:list-item>
          <text:p text:style-name="P3">prvky realismus ve tvorbě Boženy Němcové, májovců (Neruda), K. H. Borovského</text:p>
        </text:list-item>
        <text:list-item>
          <text:p text:style-name="P3">80. léta 19. století se stává dominantním</text:p>
        </text:list-item>
      </text:list>
      <text:h text:style-name="P12" text:outline-level="3">Historická literatura</text:h>
      <text:list xml:id="list3260013192799989295" text:style-name="L2">
        <text:list-item>
          <text:p text:style-name="P4">Nejde jen o povzbuzení národa, ale intenzivně se zkoumají dobové materiály</text:p>
        </text:list-item>
        <text:list-item>
          <text:p text:style-name="P5">Alois Jirásek<text:span text:style-name="T1"> (1851 – 1930)</text:span></text:p>
          <text:list>
            <text:list-item>
              <text:p text:style-name="P6">oblíbená období: husité, pobělohorské období, národní obrození</text:p>
            </text:list-item>
            <text:list-item>
              <text:p text:style-name="P6">snažil se zachytit národní ideje, ale dělal to na úkor prokreslení charakterů</text:p>
            </text:list-item>
            <text:list-item>
              <text:p text:style-name="P6">občas historii zkresluje</text:p>
            </text:list-item>
            <text:list-item>
              <text:p text:style-name="P7"><text:span text:style-name="T1">Filosofická historie</text:span><text:span text:style-name="T2"> – o studentech v revolučním boji</text:span></text:p>
            </text:list-item>
            <text:list-item>
              <text:p text:style-name="P10">trilogie o husitství:</text:p>
              <text:list>
                <text:list-item>
                  <text:p text:style-name="P7"><text:span text:style-name="T1">Mezi proudy</text:span><text:span text:style-name="T2"> – počátky</text:span></text:p>
                </text:list-item>
                <text:list-item>
                  <text:p text:style-name="P7"><text:span text:style-name="T1">Proti všem</text:span><text:span text:style-name="T2"> – vrchol</text:span></text:p>
                </text:list-item>
                <text:list-item>
                  <text:p text:style-name="P7"><text:span text:style-name="T1">Bratrstvo</text:span><text:span text:style-name="T2"> – postupný zánik</text:span></text:p>
                </text:list-item>
              </text:list>
            </text:list-item>
            <text:list-item>
              <text:p text:style-name="P10">pobělohorské období:</text:p>
              <text:list>
                <text:list-item>
                  <text:p text:style-name="P7"><text:span text:style-name="T1">Temno</text:span><text:span text:style-name="T2"> – román, počátek 18. století, o rodině, která se tváří, že konvertovala, ale ne, </text:span><text:span text:style-name="T3">láska mezi portestanty a katolíky</text:span></text:p>
                </text:list-item>
                <text:list-item>
                  <text:p text:style-name="P8"><text:span text:style-name="T1">Psohlavci</text:span><text:span text:style-name="T2"> – Chodské dějiny</text:span></text:p>
                </text:list-item>
              </text:list>
            </text:list-item>
            <text:list-item>
              <text:p text:style-name="P11">národní obrození</text:p>
              <text:list>
                <text:list-item>
                  <text:p text:style-name="P8"><text:span text:style-name="T1">F. L. Věk</text:span><text:span text:style-name="T2"> – 5dílný román, historické postavy</text:span></text:p>
                </text:list-item>
              </text:list>
            </text:list-item>
            <text:list-item>
              <text:p text:style-name="P11">tvorba pro mládež</text:p>
              <text:list>
                <text:list-item>
                  <text:p text:style-name="P9">Staré pověsti české</text:p>
                </text:list-item>
              </text:list>
            </text:list-item>
            <text:list-item>
              <text:p text:style-name="P11">dramata</text:p>
              <text:list>
                <text:list-item>
                  <text:p text:style-name="P8"><text:span text:style-name="T1">Lucerna</text:span><text:span text:style-name="T2"> – pohádkové motivy</text:span></text:p>
                </text:list-item>
                <text:list-item>
                  <text:p text:style-name="P9">Jan Hus</text:p>
                </text:list-item>
                <text:list-item>
                  <text:p text:style-name="P9">Jan Žižka</text:p>
                </text:list-item>
                <text:list-item>
                  <text:p text:style-name="P9">Jan Roháč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8:51:51.130539781</meta:creation-date>
    <meta:editing-duration>P0D</meta:editing-duration>
    <meta:editing-cycles>2</meta:editing-cycles>
    <meta:generator>LibreOffice/4.2.8.2$Linux_X86_64 LibreOffice_project/420m0$Build-2</meta:generator>
    <dc:date>2015-09-07T19:03:14.031990469</dc:date>
    <meta:document-statistic meta:table-count="0" meta:image-count="0" meta:object-count="0" meta:page-count="1" meta:paragraph-count="28" meta:word-count="161" meta:character-count="964" meta:non-whitespace-character-count="847"/>
  </office:meta>
</office:document-meta>
</file>